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c92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o-que-é-um-component-segundo-a-doc-do-cakephp"/>O que é um Component segundo a doc do CakePHP</text:h>
      <text:p text:style-name="Text_20_body">Os componentes são pacotes de lógica que são compartilhados entre controllers. O CakePHP vem com um conjunto fantástico de componentes que você pode usar para ajudar em várias tarefas comuns. Você também pode criar seus próprios componentes. Se você copia e cola parte de código entre controllers, você deve considerar criar seu próprio Component para conter essa funcionalidade. A criação de Components no CakePHP mantém o código dos controllers mais limpos e permite que você reutilize código entre controllers diferentes.</text:p>
      <text:p text:style-name="Text_20_body">Documentação: <text:a xlink:type="simple" xlink:href="https://book.cakephp.org/3.0/en/controllers/components.html#components" text:style-name="Internet_20_link" text:visited-style-name="Visited_20_Internet_20_Link">https://book.cakephp.org/3.0/en/controllers/components.html#components</text:a></text:p>
      <text:h text:style-name="Heading_20_2" text:outline-level="2"><text:bookmark text:name="criando-um-component"/>Criando um Component</text:h>
      <text:p text:style-name="Text_20_body">Para nosso exemplo, vamos criar um Component para criação de senhas com caracteres aleatórios. Para isso precisamos criar uma classe no diretório <text:span text:style-name="Source_20_Text">src/Controller/Component/</text:span>, um nome de component seguindo a convenção do cake seria algo como: <text:span text:style-name="Source_20_Text">MinhaClasseComponent.php</text:span> que extende da classe <text:span text:style-name="Source_20_Text">Component</text:span>. Como umas das filosofias do nosso Framework favorito é facilitar o trabalho, podemos usar o PHP CLI(command line inteface) ou vulgarmente conhecido como Bake.</text:p>
      <text:p text:style-name="Text_20_body">Para executar o console do cake, precisamos simplesmente executar o código abaixo.</text:p>
      <text:p text:style-name="P1"><text:span text:style-name="Source_20_Text">bin/cake</text:span></text:p>
      <text:p text:style-name="Text_20_body">Com esse comando teremos uma saída no terminal parecido com isso:</text:p>
      <text:p text:style-name="Preformatted_20_Text"><text:span text:style-name="Source_20_Text">Welcome to CakePHP v3.3.14 Console</text:span></text:p>
      <text:p text:style-name="Preformatted_20_Text"><text:span text:style-name="Source_20_Text">---------------------------------------------------------</text:span></text:p>
      <text:p text:style-name="Preformatted_20_Text"><text:span text:style-name="Source_20_Text">App : src</text:span></text:p>
      <text:p text:style-name="Preformatted_20_Text"><text:span text:style-name="Source_20_Text">Path: /var/www/cakephp.dev/src/</text:span></text:p>
      <text:p text:style-name="Preformatted_20_Text"><text:span text:style-name="Source_20_Text">PHP: 7.0.16</text:span></text:p>
      <text:p text:style-name="Preformatted_20_Text"><text:span text:style-name="Source_20_Text">---------------------------------------------------------</text:span></text:p>
      <text:p text:style-name="Preformatted_20_Text"><text:span text:style-name="Source_20_Text">Current Paths:</text:span></text:p>
      <text:p text:style-name="Preformatted_20_Text"><text:span text:style-name="Source_20_Text">App: src</text:span></text:p>
      <text:p text:style-name="Preformatted_20_Text"><text:span text:style-name="Source_20_Text">Path: /var/www/cakephp.dev/src</text:span></text:p>
      <text:p text:style-name="Preformatted_20_Text"><text:span text:style-name="Source_20_Text">Core: /var/www/cakephp.dev/vendor/cakephp/cakephp</text:span></text:p>
      <text:p text:style-name="Preformatted_20_Text"/>
      <text:p text:style-name="Preformatted_20_Text"><text:span text:style-name="Source_20_Text">Available Shells:</text:span></text:p>
      <text:p text:style-name="Preformatted_20_Text"/>
      <text:p text:style-name="Preformatted_20_Text"><text:span text:style-name="Source_20_Text">[Bake] bake</text:span></text:p>
      <text:p text:style-name="Preformatted_20_Text"/>
      <text:p text:style-name="Preformatted_20_Text"><text:span text:style-name="Source_20_Text">[DebugKit] benchmark, whitespace</text:span></text:p>
      <text:p text:style-name="Preformatted_20_Text"/>
      <text:p text:style-name="Preformatted_20_Text"><text:span text:style-name="Source_20_Text">[Migrations] migrations</text:span></text:p>
      <text:p text:style-name="Preformatted_20_Text"/>
      <text:p text:style-name="Preformatted_20_Text"><text:span text:style-name="Source_20_Text">[CORE] cache, i18n, orm_cache, plugin, routes, server</text:span></text:p>
      <text:p text:style-name="Preformatted_20_Text"/>
      <text:p text:style-name="Preformatted_20_Text"><text:span text:style-name="Source_20_Text">[app] console</text:span></text:p>
      <text:p text:style-name="Preformatted_20_Text"/>
      <text:p text:style-name="Preformatted_20_Text"><text:span text:style-name="Source_20_Text">To run an app or core command, type `cake shell_name [args]`</text:span></text:p>
      <text:p text:style-name="Preformatted_20_Text"><text:span text:style-name="Source_20_Text">To run a plugin command, type `cake Plugin.shell_name [args]`</text:span></text:p>
      <text:p text:style-name="Preformatted_20_Text"><text:span text:style-name="Source_20_Text">To get help on a specific command, type `cake shell_name --help`</text:span></text:p>
      <text:p text:style-name="P1"/>
      <text:p text:style-name="Text_20_body">Note que o shell do cake nos oferece algumas possibilidades para geraçao de código, debug, migrations e etc, a possibilidade é infinita.</text:p>
      <text:p text:style-name="Text_20_body"><text:soft-page-break/>No nosso caso usaremos o <text:span text:style-name="Source_20_Text">bake</text:span>, agora se executarmos o seguinte código:</text:p>
      <text:p text:style-name="P1"><text:span text:style-name="Source_20_Text">bin/cake bake</text:span></text:p>
      <text:p text:style-name="Text_20_body">Teremos a seguinte saída no nosso terminal:</text:p>
      <text:p text:style-name="Preformatted_20_Text"><text:span text:style-name="Source_20_Text">Welcome to CakePHP v3.3.14 Console</text:span></text:p>
      <text:p text:style-name="Preformatted_20_Text"><text:span text:style-name="Source_20_Text">---------------------------------------------------------------</text:span></text:p>
      <text:p text:style-name="Preformatted_20_Text"><text:span text:style-name="Source_20_Text">App : src</text:span></text:p>
      <text:p text:style-name="Preformatted_20_Text"><text:span text:style-name="Source_20_Text">Path: /var/www/cakephp.dev/src/</text:span></text:p>
      <text:p text:style-name="Preformatted_20_Text"><text:span text:style-name="Source_20_Text">PHP : 7.0.16</text:span></text:p>
      <text:p text:style-name="Preformatted_20_Text"><text:span text:style-name="Source_20_Text">---------------------------------------------------------------</text:span></text:p>
      <text:p text:style-name="Preformatted_20_Text"><text:span text:style-name="Source_20_Text">The following commands can be used to generate skeleton code for your application.</text:span></text:p>
      <text:p text:style-name="Preformatted_20_Text"/>
      <text:p text:style-name="Preformatted_20_Text"><text:span text:style-name="Source_20_Text">Available bake commands:</text:span></text:p>
      <text:p text:style-name="Preformatted_20_Text"/>
      <text:p text:style-name="Preformatted_20_Text"><text:span text:style-name="Source_20_Text">- all</text:span></text:p>
      <text:p text:style-name="Preformatted_20_Text"><text:span text:style-name="Source_20_Text">- behavior</text:span></text:p>
      <text:p text:style-name="Preformatted_20_Text"><text:span text:style-name="Source_20_Text">- cell</text:span></text:p>
      <text:p text:style-name="Preformatted_20_Text"><text:span text:style-name="Source_20_Text">- component</text:span></text:p>
      <text:p text:style-name="Preformatted_20_Text"><text:span text:style-name="Source_20_Text">- controller</text:span></text:p>
      <text:p text:style-name="Preformatted_20_Text"><text:span text:style-name="Source_20_Text">- fixture</text:span></text:p>
      <text:p text:style-name="Preformatted_20_Text"><text:span text:style-name="Source_20_Text">- form</text:span></text:p>
      <text:p text:style-name="Preformatted_20_Text"><text:span text:style-name="Source_20_Text">- helper</text:span></text:p>
      <text:p text:style-name="Preformatted_20_Text"><text:span text:style-name="Source_20_Text">- mailer</text:span></text:p>
      <text:p text:style-name="Preformatted_20_Text"><text:span text:style-name="Source_20_Text">- migration</text:span></text:p>
      <text:p text:style-name="Preformatted_20_Text"><text:span text:style-name="Source_20_Text">- migration_diff</text:span></text:p>
      <text:p text:style-name="Preformatted_20_Text"><text:span text:style-name="Source_20_Text">- migration_snapshot</text:span></text:p>
      <text:p text:style-name="Preformatted_20_Text"><text:span text:style-name="Source_20_Text">- model</text:span></text:p>
      <text:p text:style-name="Preformatted_20_Text"><text:span text:style-name="Source_20_Text">- plugin</text:span></text:p>
      <text:p text:style-name="Preformatted_20_Text"><text:span text:style-name="Source_20_Text">- seed</text:span></text:p>
      <text:p text:style-name="Preformatted_20_Text"><text:span text:style-name="Source_20_Text">- shell</text:span></text:p>
      <text:p text:style-name="Preformatted_20_Text"><text:span text:style-name="Source_20_Text">- shell_helper</text:span></text:p>
      <text:p text:style-name="Preformatted_20_Text"><text:span text:style-name="Source_20_Text">- task</text:span></text:p>
      <text:p text:style-name="Preformatted_20_Text"><text:span text:style-name="Source_20_Text">- template</text:span></text:p>
      <text:p text:style-name="Preformatted_20_Text"><text:span text:style-name="Source_20_Text">- test</text:span></text:p>
      <text:p text:style-name="Preformatted_20_Text"/>
      <text:p text:style-name="Preformatted_20_Text"><text:span text:style-name="Source_20_Text">By using `cake bake [name]` you can invoke a specific bake task.</text:span></text:p>
      <text:p text:style-name="P1"/>
      <text:p text:style-name="Text_20_body">Note que as possibilidades aumentaram, e podemos gerar códigos para controller, models, plugins, inclusive executar consultas no próprio shell.</text:p>
      <text:p text:style-name="Text_20_body">Finalmente vamos criar nosso component, esta foi uma pequena introdução ao shell do cakePHP. Em seu terminal execute o seguinte comando:</text:p>
      <text:p text:style-name="P1"><text:span text:style-name="Source_20_Text">bin/cake bake component UserGeneratePass</text:span></text:p>
      <text:p text:style-name="Text_20_body">A saída no terminal será algo como:</text:p>
      <text:p text:style-name="Preformatted_20_Text"><text:span text:style-name="Source_20_Text">Creating file /var/www/cakephp.dev/src/Controller/Component/TestComponentTest.php</text:span></text:p>
      <text:p text:style-name="Preformatted_20_Text"><text:span text:style-name="Source_20_Text">Wrote `/var/www/cakephp.dev/src/Controller/Component/TestComponentTest.php`</text:span></text:p>
      <text:p text:style-name="Preformatted_20_Text"/>
      <text:p text:style-name="Preformatted_20_Text"><text:span text:style-name="Source_20_Text">Creating file /var/www/cakephp.dev/tests/TestCase/Controller/Component/TestComponentTest.php</text:span></text:p>
      <text:p text:style-name="Preformatted_20_Text"><text:span text:style-name="Source_20_Text">Wrote `/var/www/cakephp.dev/tests/TestCase/Controller/Component/TestComponentTest.php`</text:span></text:p>
      <text:p text:style-name="P1"/>
      <text:p text:style-name="Text_20_body"><text:soft-page-break/>Note que nosso Bake já gera um arquivo de test, para executarmos testes uniários, para este tutorial não utilizaremos este arquivo, pode inclusive ficar uma pendência para um pr<text:span text:style-name="T1">ó</text:span>ximo post.</text:p>
      <text:p text:style-name="Text_20_body">Enfim, Nosso componente foi criado, agora vamos criar o método responsável pela criação de senha:</text:p>
      <text:p text:style-name="Preformatted_20_Text"><text:span text:style-name="Source_20_Text">&lt;?php</text:span></text:p>
      <text:p text:style-name="Preformatted_20_Text"><text:span text:style-name="Source_20_Text">namespace App\Controller\Component;</text:span></text:p>
      <text:p text:style-name="Preformatted_20_Text"/>
      <text:p text:style-name="Preformatted_20_Text"><text:span text:style-name="Source_20_Text">use Cake\Controller\Component;</text:span></text:p>
      <text:p text:style-name="Preformatted_20_Text"><text:span text:style-name="Source_20_Text">use Cake\Controller\ComponentRegistry;</text:span></text:p>
      <text:p text:style-name="Preformatted_20_Text"/>
      <text:p text:style-name="Preformatted_20_Text"><text:span text:style-name="Source_20_Text">class UserGeneratePassComponent extends Component</text:span></text:p>
      <text:p text:style-name="Preformatted_20_Text"><text:span text:style-name="Source_20_Text">{</text:span></text:p>
      <text:p text:style-name="Preformatted_20_Text"><text:span text:style-name="Source_20_Text"><text:s text:c="4"/>protected $_defaultConfig = []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método responsável pela criação da senha.</text:span></text:p>
      <text:p text:style-name="Preformatted_20_Text"><text:span text:style-name="Source_20_Text"><text:s text:c="4"/>public function generatePass($length = 10, $uppercase = true, $number = true, $symbol = fals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lmin <text:s text:c="10"/>= 'abcdefghijklmnopqrstuvwxyz';</text:span></text:p>
      <text:p text:style-name="Preformatted_20_Text"><text:span text:style-name="Source_20_Text"><text:s text:c="8"/>$lmai <text:s text:c="10"/>= 'ABCDEFGHIJKLMNOPQRSTUVWXYZ';</text:span></text:p>
      <text:p text:style-name="Preformatted_20_Text"><text:span text:style-name="Source_20_Text"><text:s text:c="8"/>$num <text:s text:c="11"/>= '1234567890';</text:span></text:p>
      <text:p text:style-name="Preformatted_20_Text"><text:span text:style-name="Source_20_Text"><text:s text:c="8"/>$simb <text:s text:c="10"/>= '!@#$%*-';</text:span></text:p>
      <text:p text:style-name="Preformatted_20_Text"><text:span text:style-name="Source_20_Text"><text:s text:c="8"/>$return <text:s text:c="8"/>= '';</text:span></text:p>
      <text:p text:style-name="Preformatted_20_Text"><text:span text:style-name="Source_20_Text"><text:s text:c="8"/>$caracters <text:s text:c="5"/>= '';</text:span></text:p>
      <text:p text:style-name="Preformatted_20_Text"><text:span text:style-name="Source_20_Text"><text:s text:c="8"/>$caracters <text:s text:c="5"/>.= $lmin;</text:span></text:p>
      <text:p text:style-name="Preformatted_20_Text"/>
      <text:p text:style-name="Preformatted_20_Text"><text:span text:style-name="Source_20_Text"><text:s text:c="8"/>if ($uppercase) $caracters .= $lmai;</text:span></text:p>
      <text:p text:style-name="Preformatted_20_Text"><text:span text:style-name="Source_20_Text"><text:s text:c="8"/>if ($number) $caracters .= $num;</text:span></text:p>
      <text:p text:style-name="Preformatted_20_Text"><text:span text:style-name="Source_20_Text"><text:s text:c="8"/>if ($symbol) $caracters .= $simb;</text:span></text:p>
      <text:p text:style-name="Preformatted_20_Text"/>
      <text:p text:style-name="Preformatted_20_Text"><text:span text:style-name="Source_20_Text"><text:s text:c="8"/>$len = strlen($caracters);</text:span></text:p>
      <text:p text:style-name="Preformatted_20_Text"/>
      <text:p text:style-name="Preformatted_20_Text"><text:span text:style-name="Source_20_Text"><text:s text:c="8"/>for ($n = 1; $n &lt;= $length; $n++) {</text:span></text:p>
      <text:p text:style-name="Preformatted_20_Text"><text:span text:style-name="Source_20_Text"><text:s text:c="13"/>$rand = mt_rand(1, $len);</text:span></text:p>
      <text:p text:style-name="Preformatted_20_Text"><text:span text:style-name="Source_20_Text"><text:s text:c="13"/>$return .= $caracters[$rand-1]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return $return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2" text:outline-level="2"><text:bookmark text:name="exemplo-de-uso"/>Exemplo de uso</text:h>
      <text:p text:style-name="Text_20_body">No seu controller <text:span text:style-name="Source_20_Text">php UserController.php</text:span> por exemplo, você pode chamar o Component da seguinte forma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class UserController extends Controller</text:span></text:p>
      <text:p text:style-name="Preformatted_20_Text"><text:span text:style-name="Source_20_Text">{</text:span></text:p>
      <text:p text:style-name="Preformatted_20_Text"><text:span text:style-name="Source_20_Text"><text:s text:c="8"/>public function initialize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arent::initialize();</text:span></text:p>
      <text:p text:style-name="Preformatted_20_Text"><text:span text:style-name="Source_20_Text"><text:s text:c="8"/>// importando o nosso component para ficar acessível ao nosso controller.</text:span></text:p>
      <text:p text:style-name="Preformatted_20_Text"><text:span text:style-name="Source_20_Text"><text:s text:c="8"/>$this-&gt;loadComponent('UserGeneratePass'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add()</text:span></text:p>
      <text:p text:style-name="Preformatted_20_Text"><text:soft-page-break/><text:span text:style-name="Source_20_Text"><text:s text:c="4"/>{</text:span></text:p>
      <text:p text:style-name="Preformatted_20_Text"><text:span text:style-name="Source_20_Text"><text:s text:c="8"/>$user = $this-&gt;Users-&gt;newEntity();</text:span></text:p>
      <text:p text:style-name="Preformatted_20_Text"><text:span text:style-name="Source_20_Text"><text:s text:c="8"/>if ($this-&gt;request-&gt;is('post')) {</text:span></text:p>
      <text:p text:style-name="Preformatted_20_Text"/>
      <text:p text:style-name="Preformatted_20_Text"><text:span text:style-name="Source_20_Text"><text:s text:c="12"/>// Gera uma senha com 15 carecteres de números, letras e símbolos</text:span></text:p>
      <text:p text:style-name="Preformatted_20_Text"><text:span text:style-name="Source_20_Text"><text:s text:c="12"/>if (!$user['password']){</text:span></text:p>
      <text:p text:style-name="Preformatted_20_Text"><text:span text:style-name="Source_20_Text"><text:s text:c="16"/>// aqui começa a mágica.</text:span></text:p>
      <text:p text:style-name="Preformatted_20_Text"><text:span text:style-name="Source_20_Text"><text:s text:c="16"/>$user['password'] = $this-&gt;UserGeneratePass-&gt;generatePass(15, true, true, true);</text:span></text:p>
      <text:p text:style-name="Preformatted_20_Text"><text:span text:style-name="Source_20_Text"><text:s text:c="12"/>}</text:span></text:p>
      <text:p text:style-name="Preformatted_20_Text"/>
      <text:p text:style-name="Preformatted_20_Text"><text:span text:style-name="Source_20_Text"><text:s text:c="12"/>$user = $this-&gt;Users-&gt;patchEntity($user, $this-&gt;request-&gt;data);</text:span></text:p>
      <text:p text:style-name="Preformatted_20_Text"><text:span text:style-name="Source_20_Text"><text:s text:c="12"/>if ($this-&gt;Users-&gt;save($user)) {</text:span></text:p>
      <text:p text:style-name="Preformatted_20_Text"><text:span text:style-name="Source_20_Text"><text:s text:c="16"/>$this-&gt;Flash-&gt;success('Usuário adicionado com sucesso.', ['class' =&gt; 'alert alert-info']);</text:span></text:p>
      <text:p text:style-name="Preformatted_20_Text"><text:span text:style-name="Source_20_Text"><text:s text:c="16"/>return $this-&gt;redirect(['action' =&gt; 'index']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$this-&gt;Flash-&gt;error(__('Não foi possível adicionar este usuário, por favor tente novamente.')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$this-&gt;set('user', $user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2" text:outline-level="2"><text:bookmark text:name="conclusão"/>Conclusão</text:h>
      <text:p text:style-name="Text_20_body">Esperamos que este tutorial simples ajude você no seu desenvolvimento, essa é uma dica bem básica mas que pode salvar vidas (risos).</text:p>
      <text:p text:style-name="Text_20_body">Se você tiver dúvidas ou encontrar nossos erros no tutorial acima, deixe um comentário abaixo para nos informar.</text:p>
      <text:p text:style-name="Text_20_body">Caso tenha ficado alguma dúvida, ou tenha outra solução, fique a vontade para deixar seu comentário, ou criar um PR com seu artigo, tenho certeza que a comunidade agradece.</text:p>
      <text:p text:style-name="Standard"><text:a xlink:type="simple" xlink:href="https://www.cakephpbrasil.com.br/tutorial/2017/03/07/criando-components-no-cakephp-3/" text:style-name="Internet_20_link" text:visited-style-name="Visited_20_Internet_20_Link">https://www.cakephpbrasil.com.br/tutorial/2017/03/07/criando-components-no-cakephp-3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05:33.003617930</meta:creation-date>
    <dc:date>2019-03-01T13:40:14.515168203</dc:date>
    <meta:editing-duration>PT3M1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34" meta:word-count="770" meta:character-count="6373" meta:non-whitespace-character-count="5284"/>
  </office:meta>
</office:document-meta>
</file>